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none"/>
    </style:style>
    <style:style style:name="Table1.A5" style:family="table-cell">
      <style:table-cell-properties fo:padding="0.0382in" fo:border-left="none" fo:border-right="none"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none"/>
    </style:style>
    <style:style style:name="Table2.A5" style:family="table-cell">
      <style:table-cell-properties fo:padding="0.0382in" fo:border-left="none" fo:border-right="none" fo:border-top="none" fo:border-bottom="0.05pt solid #000000"/>
    </style:style>
    <style:style style:name="P1" style:family="paragraph" style:parent-style-name="Preformatted_20_Text">
      <style:text-properties style:font-name="Liberation Serif" fo:font-size="12pt" officeooo:rsid="0019888b" officeooo:paragraph-rsid="0019888b" style:font-size-asian="12pt" style:font-size-complex="12pt"/>
    </style:style>
    <style:style style:name="P2" style:family="paragraph" style:parent-style-name="Preformatted_20_Text">
      <style:text-properties style:font-name="Liberation Serif" fo:font-size="12pt" officeooo:rsid="001b2627" officeooo:paragraph-rsid="001b2627" style:font-size-asian="12pt" style:font-size-complex="12pt"/>
    </style:style>
    <style:style style:name="P3" style:family="paragraph" style:parent-style-name="Preformatted_20_Text">
      <style:text-properties style:font-name="Liberation Serif" fo:font-size="12pt" officeooo:rsid="001b7f6e" officeooo:paragraph-rsid="001b7f6e" style:font-size-asian="12pt" style:font-size-complex="12pt"/>
    </style:style>
    <style:style style:name="P4" style:family="paragraph" style:parent-style-name="Preformatted_20_Text">
      <style:text-properties style:font-name="Liberation Serif" fo:font-size="12pt" officeooo:rsid="0020d518" officeooo:paragraph-rsid="002aa529" style:font-size-asian="12pt" style:font-size-complex="12pt"/>
    </style:style>
    <style:style style:name="P5" style:family="paragraph" style:parent-style-name="Preformatted_20_Text">
      <style:text-properties style:font-name="Liberation Serif" fo:font-size="12pt" officeooo:rsid="0020d518" officeooo:paragraph-rsid="003942a7" style:font-size-asian="12pt" style:font-size-complex="12pt"/>
    </style:style>
    <style:style style:name="P6" style:family="paragraph" style:parent-style-name="Preformatted_20_Text">
      <style:text-properties style:font-name="Liberation Serif" fo:font-size="12pt" officeooo:rsid="0022bd1c" officeooo:paragraph-rsid="0022bd1c" style:font-size-asian="12pt" style:font-size-complex="12pt"/>
    </style:style>
    <style:style style:name="P7" style:family="paragraph" style:parent-style-name="Preformatted_20_Text">
      <style:text-properties style:font-name="Liberation Serif" fo:font-size="12pt" officeooo:rsid="002460a9" officeooo:paragraph-rsid="002460a9" style:font-size-asian="12pt" style:font-size-complex="12pt"/>
    </style:style>
    <style:style style:name="P8" style:family="paragraph" style:parent-style-name="Preformatted_20_Text">
      <style:text-properties style:font-name="Liberation Serif" fo:font-size="12pt" officeooo:rsid="0032c314" officeooo:paragraph-rsid="0032c314" style:font-size-asian="12pt" style:font-size-complex="12pt"/>
    </style:style>
    <style:style style:name="P9" style:family="paragraph" style:parent-style-name="Preformatted_20_Text">
      <style:text-properties style:font-name="Liberation Serif" fo:font-size="12pt" officeooo:rsid="00364865" officeooo:paragraph-rsid="00364865" style:font-size-asian="12pt" style:font-size-complex="12pt"/>
    </style:style>
    <style:style style:name="P10" style:family="paragraph" style:parent-style-name="Preformatted_20_Text">
      <style:text-properties style:font-name="Liberation Serif" fo:font-size="12pt" officeooo:rsid="003bedbc" officeooo:paragraph-rsid="003bedbc" style:font-size-asian="12pt" style:font-size-complex="12pt"/>
    </style:style>
    <style:style style:name="P11" style:family="paragraph" style:parent-style-name="Preformatted_20_Text">
      <style:text-properties style:font-name="Liberation Serif" fo:font-size="12pt" fo:font-weight="bold" officeooo:rsid="001b2627" officeooo:paragraph-rsid="001b2627" style:font-size-asian="12pt" style:font-weight-asian="bold" style:font-size-complex="12pt" style:font-weight-complex="bold"/>
    </style:style>
    <style:style style:name="P12" style:family="paragraph" style:parent-style-name="Preformatted_20_Text">
      <style:text-properties style:font-name="Liberation Serif" fo:font-size="12pt" officeooo:rsid="0020d518" officeooo:paragraph-rsid="00312174" style:font-name-asian="DejaVu Sans Mono" style:font-size-asian="12pt" style:font-name-complex="Liberation Mono" style:font-size-complex="12pt"/>
    </style:style>
    <style:style style:name="P13" style:family="paragraph" style:parent-style-name="Preformatted_20_Text">
      <style:text-properties style:font-name="Liberation Serif" fo:font-size="12pt" officeooo:rsid="0020d518" officeooo:paragraph-rsid="003131bd" style:font-name-asian="DejaVu Sans Mono" style:font-size-asian="12pt" style:font-name-complex="Liberation Mono" style:font-size-complex="12pt"/>
    </style:style>
    <style:style style:name="P14" style:family="paragraph" style:parent-style-name="Preformatted_20_Text">
      <style:text-properties style:font-name="Liberation Serif" fo:font-size="12pt" officeooo:rsid="001b7f6e" officeooo:paragraph-rsid="003131bd" style:font-name-asian="DejaVu Sans Mono" style:font-size-asian="12pt" style:font-name-complex="Liberation Mono" style:font-size-complex="12pt"/>
    </style:style>
    <style:style style:name="P15" style:family="paragraph" style:parent-style-name="Preformatted_20_Text">
      <style:text-properties style:font-name="Liberation Serif" fo:font-size="12pt" officeooo:rsid="003131bd" officeooo:paragraph-rsid="003131bd" style:font-name-asian="DejaVu Sans Mono" style:font-size-asian="12pt" style:font-name-complex="Liberation Mono" style:font-size-complex="12pt"/>
    </style:style>
    <style:style style:name="P16" style:family="paragraph" style:parent-style-name="Table_20_Contents">
      <style:text-properties style:font-name="Liberation Serif" fo:font-size="12pt" officeooo:rsid="002d7294" officeooo:paragraph-rsid="002d7294" style:font-name-asian="DejaVu Sans Mono" style:font-size-asian="12pt" style:font-name-complex="Liberation Mono" style:font-size-complex="12pt"/>
    </style:style>
    <style:style style:name="P17" style:family="paragraph" style:parent-style-name="Table_20_Contents">
      <style:text-properties style:font-name="Liberation Serif" fo:font-size="12pt" officeooo:rsid="002f6f8b" officeooo:paragraph-rsid="002f6f8b" style:font-name-asian="DejaVu Sans Mono" style:font-size-asian="12pt" style:font-name-complex="Liberation Mono" style:font-size-complex="12pt"/>
    </style:style>
    <style:style style:name="P18" style:family="paragraph" style:parent-style-name="Table_20_Contents">
      <style:text-properties style:font-name="Liberation Serif" fo:font-size="12pt" officeooo:rsid="00312174" officeooo:paragraph-rsid="00312174" style:font-name-asian="DejaVu Sans Mono" style:font-size-asian="12pt" style:font-name-complex="Liberation Mono" style:font-size-complex="12pt"/>
    </style:style>
    <style:style style:name="P19" style:family="paragraph" style:parent-style-name="Table_20_Contents">
      <style:text-properties style:font-name="Liberation Serif" fo:font-size="12pt" officeooo:rsid="00312174" officeooo:paragraph-rsid="003131bd" style:font-name-asian="DejaVu Sans Mono" style:font-size-asian="12pt" style:font-name-complex="Liberation Mono" style:font-size-complex="12pt"/>
    </style:style>
    <style:style style:name="P20" style:family="paragraph" style:parent-style-name="Table_20_Contents">
      <style:text-properties style:font-name="Liberation Serif" fo:font-size="12pt" officeooo:rsid="003942a7" officeooo:paragraph-rsid="003942a7" style:font-name-asian="DejaVu Sans Mono" style:font-size-asian="12pt" style:font-name-complex="Liberation Mono" style:font-size-complex="12pt"/>
    </style:style>
    <style:style style:name="P21" style:family="paragraph" style:parent-style-name="Table_20_Contents">
      <style:text-properties style:font-name="Liberation Serif" fo:font-size="12pt" officeooo:rsid="0039c99e" officeooo:paragraph-rsid="0039c99e" style:font-name-asian="DejaVu Sans Mono" style:font-size-asian="12pt" style:font-name-complex="Liberation Mono" style:font-size-complex="12pt"/>
    </style:style>
    <style:style style:name="T1" style:family="text">
      <style:text-properties officeooo:rsid="001b7f6e"/>
    </style:style>
    <style:style style:name="T2" style:family="text">
      <style:text-properties officeooo:rsid="001d32c1"/>
    </style:style>
    <style:style style:name="T3" style:family="text">
      <style:text-properties officeooo:rsid="001e17dc"/>
    </style:style>
    <style:style style:name="T4" style:family="text">
      <style:text-properties officeooo:rsid="001fe220"/>
    </style:style>
    <style:style style:name="T5" style:family="text">
      <style:text-properties officeooo:rsid="0028e296"/>
    </style:style>
    <style:style style:name="T6" style:family="text">
      <style:text-properties style:font-name="Liberation Serif1"/>
    </style:style>
    <style:style style:name="T7" style:family="text">
      <style:text-properties style:font-name="Liberation Serif1" officeooo:rsid="001d32c1" style:font-name-asian="DejaVu Sans Mono" style:font-name-complex="Liberation Mono"/>
    </style:style>
    <style:style style:name="T8" style:family="text">
      <style:text-properties style:font-name="Liberation Serif1" officeooo:rsid="001d32c1"/>
    </style:style>
    <style:style style:name="T9" style:family="text">
      <style:text-properties style:font-name="Liberation Serif1" officeooo:rsid="003131bd"/>
    </style:style>
    <style:style style:name="T10" style:family="text">
      <style:text-properties style:font-name="Liberation Serif1" officeooo:rsid="00316897"/>
    </style:style>
    <style:style style:name="T11" style:family="text">
      <style:text-properties officeooo:rsid="003464b3"/>
    </style:style>
    <style:style style:name="T12" style:family="text">
      <style:text-properties officeooo:rsid="00364865"/>
    </style:style>
    <style:style style:name="T13" style:family="text">
      <style:text-properties officeooo:rsid="003de316"/>
    </style:style>
    <style:style style:name="T14" style:family="text">
      <style:text-properties officeooo:rsid="003e1f0a"/>
    </style:style>
    <style:style style:name="T15" style:family="text">
      <style:text-properties officeooo:rsid="003fcee2"/>
    </style:style>
    <style:style style:name="T16" style:family="text">
      <style:text-properties officeooo:rsid="00406a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mmunohistochemical Evaluation of Cell Cycle-Related Proteins in Squamous Cell Carcinomas Using Digital Image Analysis: Validation of the ImageJ immunoratio Plugin</text:p>
      <text:p text:style-name="P7">Anahí M. de Chaux, George J. Netto, Alcides Chaux</text:p>
      <text:p text:style-name="P2"/>
      <text:p text:style-name="P6">BACKGROUND</text:p>
      <text:p text:style-name="P10">Digital image analysis <text:span text:style-name="T14">for</text:span> <text:span text:style-name="T13">immunohistochemical expression of clinically-relevant proteins is aimed at decreasing interobserver variability and thus increase objectivity in their measurements. Open-source packages may provide an inexpensive approach for this task, but to date their validity has not been tested in squamous cell carcinomas.</text:span></text:p>
      <text:p text:style-name="P1"/>
      <text:p text:style-name="P6">DESIGN</text:p>
      <text:p text:style-name="P3">We built 4 high-density tissue microarrays (TMA) from 112 penile SCC. The following cell cycle<text:span text:style-name="T14">-</text:span>related proteins were evaluated: p53, Ki67, cyclin-D1 and MDM2. Percentage of positive tumor cells were estimated: (1) visually by naked eye; (2) digitally, using ImageJ (NIH, available at <text:a xlink:type="simple" xlink:href="https://imagej.nih.gov/ij/" text:style-name="Internet_20_link" text:visited-style-name="Visited_20_Internet_20_Link">https://imagej.nih.gov/ij/</text:a>), through the immunoratio plugin. <text:span text:style-name="T2">Visual and digital percentages were analyzed using the Wilcoxon signed rank test and the Spearman </text:span><text:span text:style-name="T7">σ</text:span><text:span text:style-name="T2"> correlation coefficient.</text:span></text:p>
      <text:p text:style-name="P1"/>
      <text:p text:style-name="P6">RESULTS</text:p>
      <text:p text:style-name="P5">Visually-estimated mean percentages were significantly higher than digitally-measured mean percentages for <text:span text:style-name="T3">p53 (23.9 vs 3.2%, P&lt;0.00001), Ki67 (24.2 vs 2.1%, P&lt;0.00001), cyclin-D1 (24.9 vs 7.9%, P&lt;0.00001), </text:span>and <text:span text:style-name="T4">MDM2 (4.3 vs 0.7%, P=1.5e-4). For p53, Ki67 and cyclin-D1, mean differences between visual estimates and digital measurements were greater in grade 3 tumors, compared to grade 1-2 tumors (Table 1). The overall correlation between visual estimation and digital measurement was high for p53 and cyclin-D1, moderate for Ki67, and weak for MDM2 (Table 2). When we stratified the correlation analysis by histologic grade we found that correlation coefficients were lower for grade 1-2 tumors and higher for grade 3 tumors (see Table 2).</text:span></text:p>
      <text:p text:style-name="P9"/>
      <text:p text:style-name="P9">Table 1</text:p>
      <table:table table:name="Table2" table:style-name="Table2">
        <table:table-column table:style-name="Table2.A" table:number-columns-repeated="4"/>
        <table:table-row>
          <table:table-cell table:style-name="Table2.A1" office:value-type="string">
            <text:p text:style-name="P16">Marker</text:p>
          </table:table-cell>
          <table:table-cell table:style-name="Table2.A1" office:value-type="string">
            <text:p text:style-name="P16">Grade 1</text:p>
          </table:table-cell>
          <table:table-cell table:style-name="Table2.A1" office:value-type="string">
            <text:p text:style-name="P16">Grade 2</text:p>
          </table:table-cell>
          <table:table-cell table:style-name="Table2.A1" office:value-type="string">
            <text:p text:style-name="P16">Grade 3</text:p>
          </table:table-cell>
        </table:table-row>
        <table:table-row>
          <table:table-cell table:style-name="Table2.A2" office:value-type="string">
            <text:p text:style-name="P16">p53</text:p>
          </table:table-cell>
          <table:table-cell table:style-name="Table2.A2" office:value-type="string">
            <text:p text:style-name="P20">11.4</text:p>
          </table:table-cell>
          <table:table-cell table:style-name="Table2.A2" office:value-type="string">
            <text:p text:style-name="P20">21.3</text:p>
          </table:table-cell>
          <table:table-cell table:style-name="Table2.A2" office:value-type="string">
            <text:p text:style-name="P20">22.9</text:p>
          </table:table-cell>
        </table:table-row>
        <table:table-row>
          <table:table-cell table:style-name="Table2.A2" office:value-type="string">
            <text:p text:style-name="P16">Ki67</text:p>
          </table:table-cell>
          <table:table-cell table:style-name="Table2.A2" office:value-type="string">
            <text:p text:style-name="P20">7.1</text:p>
          </table:table-cell>
          <table:table-cell table:style-name="Table2.A2" office:value-type="string">
            <text:p text:style-name="P20">18.7</text:p>
          </table:table-cell>
          <table:table-cell table:style-name="Table2.A2" office:value-type="string">
            <text:p text:style-name="P20">38.3</text:p>
          </table:table-cell>
        </table:table-row>
        <table:table-row>
          <table:table-cell table:style-name="Table2.A2" office:value-type="string">
            <text:p text:style-name="P16">cyclin-D1</text:p>
          </table:table-cell>
          <table:table-cell table:style-name="Table2.A2" office:value-type="string">
            <text:p text:style-name="P20">5.7</text:p>
          </table:table-cell>
          <table:table-cell table:style-name="Table2.A2" office:value-type="string">
            <text:p text:style-name="P20">12.7</text:p>
          </table:table-cell>
          <table:table-cell table:style-name="Table2.A2" office:value-type="string">
            <text:p text:style-name="P20">23.1</text:p>
          </table:table-cell>
        </table:table-row>
        <table:table-row>
          <table:table-cell table:style-name="Table2.A5" office:value-type="string">
            <text:p text:style-name="P17">MDM2</text:p>
          </table:table-cell>
          <table:table-cell table:style-name="Table2.A5" office:value-type="string">
            <text:p text:style-name="P21">4.9</text:p>
          </table:table-cell>
          <table:table-cell table:style-name="Table2.A5" office:value-type="string">
            <text:p text:style-name="P21">5.3</text:p>
          </table:table-cell>
          <table:table-cell table:style-name="Table2.A5" office:value-type="string">
            <text:p text:style-name="P21">2.2</text:p>
          </table:table-cell>
        </table:table-row>
      </table:table>
      <text:p text:style-name="P4"/>
      <text:p text:style-name="P8">Table <text:span text:style-name="T11">2</text:span></text:p>
      <table:table table:name="Table1" table:style-name="Table1">
        <table:table-column table:style-name="Table1.A" table:number-columns-repeated="5"/>
        <table:table-row>
          <table:table-cell table:style-name="Table1.A1" office:value-type="string">
            <text:p text:style-name="P16">Marker</text:p>
          </table:table-cell>
          <table:table-cell table:style-name="Table1.A1" office:value-type="string">
            <text:p text:style-name="P16">Overall correlation</text:p>
          </table:table-cell>
          <table:table-cell table:style-name="Table1.A1" office:value-type="string">
            <text:p text:style-name="P16">Grade 1</text:p>
          </table:table-cell>
          <table:table-cell table:style-name="Table1.A1" office:value-type="string">
            <text:p text:style-name="P16">Grade 2</text:p>
          </table:table-cell>
          <table:table-cell table:style-name="Table1.A1" office:value-type="string">
            <text:p text:style-name="P16">Grade 3</text:p>
          </table:table-cell>
        </table:table-row>
        <table:table-row>
          <table:table-cell table:style-name="Table1.A2" office:value-type="string">
            <text:p text:style-name="P16">p53</text:p>
          </table:table-cell>
          <table:table-cell table:style-name="Table1.A2" office:value-type="string">
            <text:p text:style-name="P13"><text:span text:style-name="T8">σ</text:span><text:span text:style-name="T1">=0.75,</text:span></text:p>
            <text:p text:style-name="P12"><text:span text:style-name="T4">P&lt;0.00001</text:span></text:p>
          </table:table-cell>
          <table:table-cell table:style-name="Table1.A2" office:value-type="string">
            <text:p text:style-name="P19"><text:span text:style-name="T8">σ</text:span>=0.54, </text:p>
            <text:p text:style-name="P18">P&lt;0.00001</text:p>
          </table:table-cell>
          <table:table-cell table:style-name="Table1.A2" office:value-type="string">
            <text:p text:style-name="P19"><text:span text:style-name="T8">σ</text:span>=0.74,</text:p>
            <text:p text:style-name="P18">P&lt;0.00001</text:p>
          </table:table-cell>
          <table:table-cell table:style-name="Table1.A2" office:value-type="string">
            <text:p text:style-name="P19"><text:span text:style-name="T8">σ</text:span>=0.77,</text:p>
            <text:p text:style-name="P18">P&lt;0.00001</text:p>
          </table:table-cell>
        </table:table-row>
        <table:table-row>
          <table:table-cell table:style-name="Table1.A2" office:value-type="string">
            <text:p text:style-name="P16">Ki67</text:p>
          </table:table-cell>
          <table:table-cell table:style-name="Table1.A2" office:value-type="string">
            <text:p text:style-name="P13"><text:span text:style-name="T8">σ</text:span><text:span text:style-name="T1">=0.68, </text:span></text:p>
            <text:p text:style-name="P12"><text:span text:style-name="T4">P&lt;0.00001</text:span></text:p>
          </table:table-cell>
          <table:table-cell table:style-name="Table1.A2" office:value-type="string">
            <text:p text:style-name="P14"><text:span text:style-name="T8">σ</text:span><text:span text:style-name="T9">=0.54,</text:span></text:p>
            <text:p text:style-name="P15"><text:span text:style-name="T9">P</text:span><text:span text:style-name="T6">=0.00005</text:span></text:p>
          </table:table-cell>
          <table:table-cell table:style-name="Table1.A2" office:value-type="string">
            <text:p text:style-name="P14"><text:span text:style-name="T8">σ</text:span><text:span text:style-name="T9">=0.56,</text:span></text:p>
            <text:p text:style-name="P15"><text:span text:style-name="T9">P</text:span><text:span text:style-name="T6">&lt;0.00001</text:span></text:p>
          </table:table-cell>
          <table:table-cell table:style-name="Table1.A2" office:value-type="string">
            <text:p text:style-name="P14"><text:span text:style-name="T8">σ</text:span><text:span text:style-name="T9">=0.71,</text:span></text:p>
            <text:p text:style-name="P15"><text:span text:style-name="T9">P</text:span><text:span text:style-name="T6">&lt;0.00001</text:span></text:p>
          </table:table-cell>
        </table:table-row>
        <table:table-row>
          <table:table-cell table:style-name="Table1.A2" office:value-type="string">
            <text:p text:style-name="P16">cyclin-D1</text:p>
          </table:table-cell>
          <table:table-cell table:style-name="Table1.A2" office:value-type="string">
            <text:p text:style-name="P13"><text:span text:style-name="T8">σ</text:span><text:span text:style-name="T1">=0.72, </text:span></text:p>
            <text:p text:style-name="P12"><text:span text:style-name="T4">P&lt;0.00001</text:span></text:p>
          </table:table-cell>
          <table:table-cell table:style-name="Table1.A2" office:value-type="string">
            <text:p text:style-name="P14"><text:span text:style-name="T8">σ</text:span><text:span text:style-name="T9">=0.</text:span><text:span text:style-name="T10">62</text:span><text:span text:style-name="T9">,</text:span></text:p>
            <text:p text:style-name="P15"><text:span text:style-name="T6">P</text:span><text:span text:style-name="T10">&lt;</text:span><text:span text:style-name="T6">0.0000</text:span><text:span text:style-name="T10">1</text:span></text:p>
          </table:table-cell>
          <table:table-cell table:style-name="Table1.A2" office:value-type="string">
            <text:p text:style-name="P14"><text:span text:style-name="T8">σ</text:span><text:span text:style-name="T9">=0.</text:span><text:span text:style-name="T10">63</text:span><text:span text:style-name="T9">,</text:span></text:p>
            <text:p text:style-name="P15"><text:span text:style-name="T6">P&lt;0.00001</text:span></text:p>
          </table:table-cell>
          <table:table-cell table:style-name="Table1.A2" office:value-type="string">
            <text:p text:style-name="P14"><text:span text:style-name="T8">σ</text:span><text:span text:style-name="T9">=0.7</text:span><text:span text:style-name="T10">6</text:span><text:span text:style-name="T9">,</text:span></text:p>
            <text:p text:style-name="P15"><text:span text:style-name="T6">P&lt;0.00001</text:span></text:p>
          </table:table-cell>
        </table:table-row>
        <table:table-row>
          <table:table-cell table:style-name="Table1.A5" office:value-type="string">
            <text:p text:style-name="P17">MDM2</text:p>
          </table:table-cell>
          <table:table-cell table:style-name="Table1.A5" office:value-type="string">
            <text:p text:style-name="P13"><text:span text:style-name="T8">σ</text:span><text:span text:style-name="T1">=0.38, </text:span></text:p>
            <text:p text:style-name="P12"><text:span text:style-name="T4">P=4.8e-16</text:span></text:p>
          </table:table-cell>
          <table:table-cell table:style-name="Table1.A5" office:value-type="string">
            <text:p text:style-name="P14"><text:span text:style-name="T8">σ</text:span><text:span text:style-name="T9">=0.</text:span><text:span text:style-name="T10">26</text:span><text:span text:style-name="T9">,</text:span></text:p>
            <text:p text:style-name="P15"><text:span text:style-name="T6">P=0.0</text:span><text:span text:style-name="T10">4</text:span></text:p>
          </table:table-cell>
          <table:table-cell table:style-name="Table1.A5" office:value-type="string">
            <text:p text:style-name="P14"><text:span text:style-name="T8">σ</text:span><text:span text:style-name="T9">=0.</text:span><text:span text:style-name="T10">34</text:span><text:span text:style-name="T9">,</text:span></text:p>
            <text:p text:style-name="P15"><text:span text:style-name="T6">P&lt;0.00001</text:span></text:p>
          </table:table-cell>
          <table:table-cell table:style-name="Table1.A5" office:value-type="string">
            <text:p text:style-name="P14"><text:span text:style-name="T8">σ</text:span><text:span text:style-name="T9">=0.</text:span><text:span text:style-name="T10">39</text:span><text:span text:style-name="T9">,</text:span></text:p>
            <text:p text:style-name="P15"><text:span text:style-name="T6">P&lt;0.00001</text:span></text:p>
          </table:table-cell>
        </table:table-row>
      </table:table>
      <text:p text:style-name="P4"/>
      <text:p text:style-name="P6"><text:soft-page-break/>CONCLUSIONS</text:p>
      <text:p text:style-name="P10">Percentages of positive tumor cells <text:span text:style-name="T16">were</text:span> significantly greater when using digital analysis compared to visual estimation by naked eye. Although the correlation was moderate to strong between both methods, the increased mean differences in the percentages for higher grades <text:span text:style-name="T14">(probably related to increased nuclear pleomorphism in these tumors)</text:span> and the intragrade variability in the correlation coefficients limits the usefulness and potential clinical applicability of digital measurements of positive tumor cells <text:span text:style-name="T15">in squamous cell carcinom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9-27T16:59:09.492182293</dc:date>
    <meta:editing-duration>PT2H40M22S</meta:editing-duration>
    <meta:editing-cycles>34</meta:editing-cycles>
    <meta:document-statistic meta:table-count="2" meta:image-count="0" meta:object-count="0" meta:page-count="2" meta:paragraph-count="73" meta:word-count="400" meta:character-count="2763" meta:non-whitespace-character-count="2432"/>
  </office:meta>
</office:document-meta>
</file>